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4a9" officeooo:paragraph-rsid="0001c4a9"/>
    </style:style>
    <style:style style:name="P2" style:family="paragraph" style:parent-style-name="Standard">
      <style:text-properties officeooo:rsid="0001c4a9" officeooo:paragraph-rsid="00147da9"/>
    </style:style>
    <style:style style:name="P3" style:family="paragraph" style:parent-style-name="Standard">
      <style:text-properties officeooo:rsid="0001c4a9" officeooo:paragraph-rsid="0014d7e4"/>
    </style:style>
    <style:style style:name="P4" style:family="paragraph" style:parent-style-name="Standard">
      <style:text-properties officeooo:rsid="0005d21a" officeooo:paragraph-rsid="0005d21a"/>
    </style:style>
    <style:style style:name="P5" style:family="paragraph" style:parent-style-name="Standard">
      <style:text-properties officeooo:rsid="00079e2a" officeooo:paragraph-rsid="00079e2a"/>
    </style:style>
    <style:style style:name="P6" style:family="paragraph" style:parent-style-name="Standard">
      <style:text-properties fo:font-weight="bold" officeooo:rsid="00079e2a" officeooo:paragraph-rsid="00079e2a" style:font-weight-asian="bold" style:font-weight-complex="bold"/>
    </style:style>
    <style:style style:name="P7" style:family="paragraph" style:parent-style-name="Standard">
      <style:text-properties fo:font-weight="bold" officeooo:rsid="000d375d" officeooo:paragraph-rsid="000d375d" style:font-weight-asian="bold" style:font-weight-complex="bold"/>
    </style:style>
    <style:style style:name="P8" style:family="paragraph" style:parent-style-name="Standard">
      <style:text-properties fo:font-weight="bold" officeooo:rsid="001b5da7" officeooo:paragraph-rsid="001b5da7" style:font-weight-asian="bold" style:font-weight-complex="bold"/>
    </style:style>
    <style:style style:name="P9" style:family="paragraph" style:parent-style-name="Standard">
      <style:text-properties fo:font-weight="bold" officeooo:rsid="002be051" officeooo:paragraph-rsid="002be051" style:font-weight-asian="bold" style:font-weight-complex="bold"/>
    </style:style>
    <style:style style:name="P10" style:family="paragraph" style:parent-style-name="Standard">
      <style:text-properties fo:font-weight="bold" officeooo:rsid="002db6cb" officeooo:paragraph-rsid="002db6cb" style:font-weight-asian="bold" style:font-weight-complex="bold"/>
    </style:style>
    <style:style style:name="P11" style:family="paragraph" style:parent-style-name="Standard">
      <style:text-properties fo:font-weight="bold" officeooo:rsid="00350222" officeooo:paragraph-rsid="00350222" style:font-weight-asian="bold" style:font-weight-complex="bold"/>
    </style:style>
    <style:style style:name="P12" style:family="paragraph" style:parent-style-name="Standard">
      <style:text-properties fo:font-weight="bold" officeooo:rsid="003ab7f2" officeooo:paragraph-rsid="003ab7f2" style:font-weight-asian="bold" style:font-weight-complex="bold"/>
    </style:style>
    <style:style style:name="P13" style:family="paragraph" style:parent-style-name="Standard">
      <style:text-properties fo:font-weight="bold" officeooo:rsid="003bb1ba" officeooo:paragraph-rsid="003bb1ba" style:font-weight-asian="bold" style:font-weight-complex="bold"/>
    </style:style>
    <style:style style:name="P14" style:family="paragraph" style:parent-style-name="Standard">
      <style:text-properties fo:font-weight="bold" officeooo:rsid="002fba1d" officeooo:paragraph-rsid="002fba1d" style:font-weight-asian="bold" style:font-weight-complex="bold"/>
    </style:style>
    <style:style style:name="P15" style:family="paragraph" style:parent-style-name="Standard">
      <style:text-properties fo:font-weight="bold" officeooo:rsid="003d2e4d" officeooo:paragraph-rsid="003d2e4d" style:font-weight-asian="bold" style:font-weight-complex="bold"/>
    </style:style>
    <style:style style:name="P16" style:family="paragraph" style:parent-style-name="Standard">
      <style:text-properties fo:font-weight="bold" officeooo:rsid="003d42cc" officeooo:paragraph-rsid="003d42cc" style:font-weight-asian="bold" style:font-weight-complex="bold"/>
    </style:style>
    <style:style style:name="P17" style:family="paragraph" style:parent-style-name="Standard">
      <style:text-properties fo:font-weight="bold" officeooo:rsid="00448428" officeooo:paragraph-rsid="00448428" style:font-weight-asian="bold" style:font-weight-complex="bold"/>
    </style:style>
    <style:style style:name="P18" style:family="paragraph" style:parent-style-name="Standard">
      <style:text-properties fo:font-weight="bold" officeooo:rsid="00491e9d" officeooo:paragraph-rsid="00491e9d" style:font-weight-asian="bold" style:font-weight-complex="bold"/>
    </style:style>
    <style:style style:name="P19" style:family="paragraph" style:parent-style-name="Standard">
      <style:text-properties fo:font-weight="bold" officeooo:rsid="00491e9d" officeooo:paragraph-rsid="0061de69" style:font-weight-asian="bold" style:font-weight-complex="bold"/>
    </style:style>
    <style:style style:name="P20" style:family="paragraph" style:parent-style-name="Standard">
      <style:text-properties fo:font-weight="bold" officeooo:rsid="00508b33" officeooo:paragraph-rsid="00508b33" style:font-weight-asian="bold" style:font-weight-complex="bold"/>
    </style:style>
    <style:style style:name="P21" style:family="paragraph" style:parent-style-name="Standard">
      <style:text-properties fo:font-weight="bold" officeooo:rsid="0050c5f6" officeooo:paragraph-rsid="0050c5f6" style:font-weight-asian="bold" style:font-weight-complex="bold"/>
    </style:style>
    <style:style style:name="P22" style:family="paragraph" style:parent-style-name="Standard">
      <style:text-properties fo:font-weight="bold" officeooo:rsid="005214dc" officeooo:paragraph-rsid="005214dc" style:font-weight-asian="bold" style:font-weight-complex="bold"/>
    </style:style>
    <style:style style:name="P23" style:family="paragraph" style:parent-style-name="Standard">
      <style:text-properties fo:font-weight="bold" officeooo:rsid="00584750" officeooo:paragraph-rsid="00584750" style:font-weight-asian="bold" style:font-weight-complex="bold"/>
    </style:style>
    <style:style style:name="P24" style:family="paragraph" style:parent-style-name="Standard">
      <style:text-properties fo:font-weight="bold" officeooo:rsid="00565008" officeooo:paragraph-rsid="00565008" style:font-weight-asian="bold" style:font-weight-complex="bold"/>
    </style:style>
    <style:style style:name="P25" style:family="paragraph" style:parent-style-name="Standard">
      <style:text-properties fo:font-weight="bold" officeooo:rsid="00589882" officeooo:paragraph-rsid="00589882" style:font-weight-asian="bold" style:font-weight-complex="bold"/>
    </style:style>
    <style:style style:name="P26" style:family="paragraph" style:parent-style-name="Standard">
      <style:text-properties fo:font-weight="bold" officeooo:rsid="0059b2a3" officeooo:paragraph-rsid="0059b2a3" style:font-weight-asian="bold" style:font-weight-complex="bold"/>
    </style:style>
    <style:style style:name="P27" style:family="paragraph" style:parent-style-name="Standard">
      <style:text-properties fo:font-weight="bold" officeooo:rsid="005ab143" officeooo:paragraph-rsid="005ab143" style:font-weight-asian="bold" style:font-weight-complex="bold"/>
    </style:style>
    <style:style style:name="P28" style:family="paragraph" style:parent-style-name="Standard">
      <style:text-properties fo:font-weight="bold" officeooo:rsid="0061de69" officeooo:paragraph-rsid="0061de69" style:font-weight-asian="bold" style:font-weight-complex="bold"/>
    </style:style>
    <style:style style:name="P29" style:family="paragraph" style:parent-style-name="Standard">
      <style:text-properties fo:font-weight="bold" officeooo:rsid="0054dd9a" officeooo:paragraph-rsid="0054dd9a" style:font-weight-asian="bold" style:font-weight-complex="bold"/>
    </style:style>
    <style:style style:name="P30" style:family="paragraph" style:parent-style-name="Standard">
      <style:text-properties fo:font-weight="bold" officeooo:rsid="006505f3" officeooo:paragraph-rsid="006505f3" style:font-weight-asian="bold" style:font-weight-complex="bold"/>
    </style:style>
    <style:style style:name="P31" style:family="paragraph" style:parent-style-name="Standard">
      <style:text-properties fo:font-weight="bold" officeooo:rsid="006a0670" officeooo:paragraph-rsid="006a0670" style:font-weight-asian="bold" style:font-weight-complex="bold"/>
    </style:style>
    <style:style style:name="P32" style:family="paragraph" style:parent-style-name="Standard">
      <style:text-properties fo:font-weight="bold" officeooo:rsid="00707128" officeooo:paragraph-rsid="00707128" style:font-weight-asian="bold" style:font-weight-complex="bold"/>
    </style:style>
    <style:style style:name="P33" style:family="paragraph" style:parent-style-name="Standard">
      <style:text-properties fo:font-weight="bold" officeooo:rsid="007aa8ba" officeooo:paragraph-rsid="007aa8ba" style:font-weight-asian="bold" style:font-weight-complex="bold"/>
    </style:style>
    <style:style style:name="P34" style:family="paragraph" style:parent-style-name="Standard">
      <style:text-properties officeooo:paragraph-rsid="00079e2a"/>
    </style:style>
    <style:style style:name="P35" style:family="paragraph" style:parent-style-name="Standard">
      <style:text-properties officeooo:rsid="0007bb24" officeooo:paragraph-rsid="0007bb24"/>
    </style:style>
    <style:style style:name="P36" style:family="paragraph" style:parent-style-name="Standard">
      <style:text-properties officeooo:rsid="000d375d" officeooo:paragraph-rsid="000d375d"/>
    </style:style>
    <style:style style:name="P37" style:family="paragraph" style:parent-style-name="Standard">
      <style:text-properties officeooo:rsid="000d375d" officeooo:paragraph-rsid="00166594"/>
    </style:style>
    <style:style style:name="P38" style:family="paragraph" style:parent-style-name="Standard">
      <style:text-properties officeooo:rsid="000e868c" officeooo:paragraph-rsid="000e868c"/>
    </style:style>
    <style:style style:name="P39" style:family="paragraph" style:parent-style-name="Standard">
      <style:text-properties officeooo:rsid="000e868c" officeooo:paragraph-rsid="001080e1"/>
    </style:style>
    <style:style style:name="P40" style:family="paragraph" style:parent-style-name="Standard">
      <style:text-properties officeooo:rsid="001208c3" officeooo:paragraph-rsid="001208c3"/>
    </style:style>
    <style:style style:name="P41" style:family="paragraph" style:parent-style-name="Standard">
      <style:text-properties officeooo:rsid="0012b93b" officeooo:paragraph-rsid="0012b93b"/>
    </style:style>
    <style:style style:name="P42" style:family="paragraph" style:parent-style-name="Standard">
      <style:text-properties officeooo:rsid="00156103" officeooo:paragraph-rsid="00156103"/>
    </style:style>
    <style:style style:name="P43" style:family="paragraph" style:parent-style-name="Standard">
      <style:text-properties officeooo:rsid="0015b498" officeooo:paragraph-rsid="0015b498"/>
    </style:style>
    <style:style style:name="P44" style:family="paragraph" style:parent-style-name="Standard">
      <style:text-properties fo:font-weight="normal" officeooo:rsid="000d375d" officeooo:paragraph-rsid="000d375d" style:font-weight-asian="normal" style:font-weight-complex="normal"/>
    </style:style>
    <style:style style:name="P45" style:family="paragraph" style:parent-style-name="Standard">
      <style:text-properties fo:font-weight="normal" officeooo:rsid="000d375d" officeooo:paragraph-rsid="00179169" style:font-weight-asian="normal" style:font-weight-complex="normal"/>
    </style:style>
    <style:style style:name="P46" style:family="paragraph" style:parent-style-name="Standard">
      <style:text-properties fo:font-weight="normal" officeooo:rsid="002c8337" officeooo:paragraph-rsid="002c8337" style:font-weight-asian="normal" style:font-weight-complex="normal"/>
    </style:style>
    <style:style style:name="P47" style:family="paragraph" style:parent-style-name="Standard">
      <style:text-properties fo:font-weight="normal" officeooo:rsid="002c8337" officeooo:paragraph-rsid="005a2b35" style:font-weight-asian="normal" style:font-weight-complex="normal"/>
    </style:style>
    <style:style style:name="P48" style:family="paragraph" style:parent-style-name="Standard">
      <style:text-properties fo:font-weight="normal" officeooo:rsid="002db6cb" officeooo:paragraph-rsid="002db6cb" style:font-weight-asian="normal" style:font-weight-complex="normal"/>
    </style:style>
    <style:style style:name="P49" style:family="paragraph" style:parent-style-name="Standard">
      <style:text-properties fo:font-weight="normal" officeooo:rsid="002e64c0" officeooo:paragraph-rsid="002e64c0" style:font-weight-asian="normal" style:font-weight-complex="normal"/>
    </style:style>
    <style:style style:name="P50" style:family="paragraph" style:parent-style-name="Standard">
      <style:text-properties fo:font-weight="normal" officeooo:rsid="002fba1d" officeooo:paragraph-rsid="002fba1d" style:font-weight-asian="normal" style:font-weight-complex="normal"/>
    </style:style>
    <style:style style:name="P51" style:family="paragraph" style:parent-style-name="Standard">
      <style:text-properties fo:font-weight="normal" officeooo:rsid="00329535" officeooo:paragraph-rsid="00329535" style:font-weight-asian="normal" style:font-weight-complex="normal"/>
    </style:style>
    <style:style style:name="P52" style:family="paragraph" style:parent-style-name="Standard">
      <style:text-properties fo:font-weight="normal" officeooo:rsid="00348f04" officeooo:paragraph-rsid="00348f04" style:font-weight-asian="normal" style:font-weight-complex="normal"/>
    </style:style>
    <style:style style:name="P53" style:family="paragraph" style:parent-style-name="Standard">
      <style:text-properties fo:font-weight="normal" officeooo:rsid="003136de" officeooo:paragraph-rsid="003136de" style:font-weight-asian="normal" style:font-weight-complex="normal"/>
    </style:style>
    <style:style style:name="P54" style:family="paragraph" style:parent-style-name="Standard">
      <style:text-properties fo:font-weight="normal" officeooo:rsid="00350222" officeooo:paragraph-rsid="00350222" style:font-weight-asian="normal" style:font-weight-complex="normal"/>
    </style:style>
    <style:style style:name="P55" style:family="paragraph" style:parent-style-name="Standard">
      <style:text-properties fo:font-weight="normal" officeooo:rsid="003d42cc" officeooo:paragraph-rsid="003d42cc" style:font-weight-asian="normal" style:font-weight-complex="normal"/>
    </style:style>
    <style:style style:name="P56" style:family="paragraph" style:parent-style-name="Standard">
      <style:text-properties fo:font-weight="normal" officeooo:rsid="003d42cc" officeooo:paragraph-rsid="003fba5d" style:font-weight-asian="normal" style:font-weight-complex="normal"/>
    </style:style>
    <style:style style:name="P57" style:family="paragraph" style:parent-style-name="Standard">
      <style:text-properties fo:font-weight="normal" officeooo:rsid="0050c5f6" officeooo:paragraph-rsid="0050c5f6" style:font-weight-asian="normal" style:font-weight-complex="normal"/>
    </style:style>
    <style:style style:name="P58" style:family="paragraph" style:parent-style-name="Standard">
      <style:text-properties fo:font-weight="normal" officeooo:rsid="00589882" officeooo:paragraph-rsid="00589882" style:font-weight-asian="normal" style:font-weight-complex="normal"/>
    </style:style>
    <style:style style:name="P59" style:family="paragraph" style:parent-style-name="Standard">
      <style:text-properties fo:font-weight="normal" officeooo:rsid="00591020" officeooo:paragraph-rsid="00591020" style:font-weight-asian="normal" style:font-weight-complex="normal"/>
    </style:style>
    <style:style style:name="P60" style:family="paragraph" style:parent-style-name="Standard">
      <style:text-properties fo:font-weight="normal" officeooo:rsid="0059b2a3" officeooo:paragraph-rsid="0059b2a3" style:font-weight-asian="normal" style:font-weight-complex="normal"/>
    </style:style>
    <style:style style:name="P61" style:family="paragraph" style:parent-style-name="Standard">
      <style:text-properties fo:font-weight="normal" officeooo:rsid="005ab143" officeooo:paragraph-rsid="005ab143" style:font-weight-asian="normal" style:font-weight-complex="normal"/>
    </style:style>
    <style:style style:name="P62" style:family="paragraph" style:parent-style-name="Standard">
      <style:text-properties fo:font-weight="normal" officeooo:rsid="005c7540" officeooo:paragraph-rsid="005c7540" style:font-weight-asian="normal" style:font-weight-complex="normal"/>
    </style:style>
    <style:style style:name="P63" style:family="paragraph" style:parent-style-name="Standard">
      <style:text-properties fo:font-weight="normal" officeooo:rsid="005e5d6d" officeooo:paragraph-rsid="005e5d6d" style:font-weight-asian="normal" style:font-weight-complex="normal"/>
    </style:style>
    <style:style style:name="P64" style:family="paragraph" style:parent-style-name="Standard">
      <style:text-properties fo:font-weight="normal" officeooo:rsid="00491e9d" officeooo:paragraph-rsid="00491e9d" style:font-weight-asian="normal" style:font-weight-complex="normal"/>
    </style:style>
    <style:style style:name="P65" style:family="paragraph" style:parent-style-name="Standard">
      <style:text-properties fo:font-weight="normal" officeooo:rsid="005a2b35" officeooo:paragraph-rsid="005a2b35" style:font-weight-asian="normal" style:font-weight-complex="normal"/>
    </style:style>
    <style:style style:name="P66" style:family="paragraph" style:parent-style-name="Standard">
      <style:text-properties fo:font-weight="normal" officeooo:rsid="005214dc" officeooo:paragraph-rsid="005214dc" style:font-weight-asian="normal" style:font-weight-complex="normal"/>
    </style:style>
    <style:style style:name="P67" style:family="paragraph" style:parent-style-name="Standard">
      <style:text-properties fo:font-weight="normal" officeooo:rsid="00530daa" officeooo:paragraph-rsid="00530daa" style:font-weight-asian="normal" style:font-weight-complex="normal"/>
    </style:style>
    <style:style style:name="P68" style:family="paragraph" style:parent-style-name="Standard">
      <style:text-properties fo:font-weight="normal" officeooo:rsid="00530daa" officeooo:paragraph-rsid="0054dd9a" style:font-weight-asian="normal" style:font-weight-complex="normal"/>
    </style:style>
    <style:style style:name="P69" style:family="paragraph" style:parent-style-name="Standard">
      <style:text-properties fo:font-weight="normal" officeooo:rsid="0054dd9a" officeooo:paragraph-rsid="0054dd9a" style:font-weight-asian="normal" style:font-weight-complex="normal"/>
    </style:style>
    <style:style style:name="P70" style:family="paragraph" style:parent-style-name="Standard">
      <style:text-properties fo:font-weight="normal" officeooo:rsid="00565008" officeooo:paragraph-rsid="00565008" style:font-weight-asian="normal" style:font-weight-complex="normal"/>
    </style:style>
    <style:style style:name="P71" style:family="paragraph" style:parent-style-name="Standard">
      <style:text-properties fo:font-weight="normal" officeooo:rsid="00584750" officeooo:paragraph-rsid="00584750" style:font-weight-asian="normal" style:font-weight-complex="normal"/>
    </style:style>
    <style:style style:name="P72" style:family="paragraph" style:parent-style-name="Standard">
      <style:text-properties fo:font-weight="normal" officeooo:rsid="005ebccb" officeooo:paragraph-rsid="005ebccb" style:font-weight-asian="normal" style:font-weight-complex="normal"/>
    </style:style>
    <style:style style:name="P73" style:family="paragraph" style:parent-style-name="Standard">
      <style:text-properties fo:font-weight="normal" officeooo:rsid="006a0670" officeooo:paragraph-rsid="006a0670" style:font-weight-asian="normal" style:font-weight-complex="normal"/>
    </style:style>
    <style:style style:name="P74" style:family="paragraph" style:parent-style-name="Standard">
      <style:text-properties officeooo:rsid="00195619" officeooo:paragraph-rsid="00195619"/>
    </style:style>
    <style:style style:name="P75" style:family="paragraph" style:parent-style-name="Standard">
      <style:text-properties officeooo:rsid="001b5da7" officeooo:paragraph-rsid="001b5da7"/>
    </style:style>
    <style:style style:name="P76" style:family="paragraph" style:parent-style-name="Standard">
      <style:text-properties officeooo:paragraph-rsid="001b5da7"/>
    </style:style>
    <style:style style:name="P77" style:family="paragraph" style:parent-style-name="Standard">
      <style:text-properties officeooo:rsid="001c5f3e" officeooo:paragraph-rsid="001c5f3e"/>
    </style:style>
    <style:style style:name="P78" style:family="paragraph" style:parent-style-name="Standard">
      <style:text-properties officeooo:paragraph-rsid="001c5f3e"/>
    </style:style>
    <style:style style:name="P79" style:family="paragraph" style:parent-style-name="Standard">
      <style:text-properties officeooo:rsid="00209728" officeooo:paragraph-rsid="00209728"/>
    </style:style>
    <style:style style:name="P80" style:family="paragraph" style:parent-style-name="Standard">
      <style:text-properties officeooo:rsid="00212a84" officeooo:paragraph-rsid="00212a84"/>
    </style:style>
    <style:style style:name="P81" style:family="paragraph" style:parent-style-name="Standard">
      <style:text-properties fo:language="en" fo:country="US" officeooo:rsid="00168e3d" officeooo:paragraph-rsid="000d375d"/>
    </style:style>
    <style:style style:name="P82" style:family="paragraph" style:parent-style-name="Standard">
      <style:text-properties fo:language="en" fo:country="US" fo:font-weight="normal" officeooo:rsid="0063c8a5" officeooo:paragraph-rsid="00179169" style:font-weight-asian="normal" style:font-weight-complex="normal"/>
    </style:style>
    <style:style style:name="P83" style:family="paragraph" style:parent-style-name="Standard">
      <style:text-properties officeooo:rsid="0023ff56" officeooo:paragraph-rsid="0023ff56"/>
    </style:style>
    <style:style style:name="P84" style:family="paragraph" style:parent-style-name="Standard">
      <style:text-properties officeooo:rsid="00246f5c" officeooo:paragraph-rsid="00246f5c"/>
    </style:style>
    <style:style style:name="P85" style:family="paragraph" style:parent-style-name="Standard">
      <style:text-properties officeooo:rsid="00259b6f" officeooo:paragraph-rsid="00259b6f"/>
    </style:style>
    <style:style style:name="P86" style:family="paragraph" style:parent-style-name="Standard">
      <style:text-properties officeooo:rsid="00260cc1" officeooo:paragraph-rsid="00260cc1"/>
    </style:style>
    <style:style style:name="P87" style:family="paragraph" style:parent-style-name="Standard">
      <style:text-properties officeooo:rsid="0028e731" officeooo:paragraph-rsid="0028e731"/>
    </style:style>
    <style:style style:name="P88" style:family="paragraph" style:parent-style-name="Standard">
      <style:text-properties officeooo:rsid="00350222" officeooo:paragraph-rsid="00350222"/>
    </style:style>
    <style:style style:name="P89" style:family="paragraph" style:parent-style-name="Standard">
      <style:text-properties officeooo:rsid="003ab37c" officeooo:paragraph-rsid="003ab37c"/>
    </style:style>
    <style:style style:name="P90" style:family="paragraph" style:parent-style-name="Standard">
      <style:text-properties officeooo:rsid="003ab7f2" officeooo:paragraph-rsid="003ab7f2"/>
    </style:style>
    <style:style style:name="P91" style:family="paragraph" style:parent-style-name="Standard">
      <style:text-properties officeooo:rsid="003bb1ba" officeooo:paragraph-rsid="003bb1ba"/>
    </style:style>
    <style:style style:name="P92" style:family="paragraph" style:parent-style-name="Standard">
      <style:text-properties officeooo:rsid="003be531" officeooo:paragraph-rsid="003be531"/>
    </style:style>
    <style:style style:name="P93" style:family="paragraph" style:parent-style-name="Standard">
      <style:text-properties officeooo:rsid="003d2e4d" officeooo:paragraph-rsid="003d2e4d"/>
    </style:style>
    <style:style style:name="P94" style:family="paragraph" style:parent-style-name="Standard">
      <style:text-properties officeooo:rsid="003d42cc" officeooo:paragraph-rsid="003d42cc"/>
    </style:style>
    <style:style style:name="P95" style:family="paragraph" style:parent-style-name="Standard">
      <style:text-properties officeooo:rsid="003e68ee" officeooo:paragraph-rsid="003e68ee"/>
    </style:style>
    <style:style style:name="P96" style:family="paragraph" style:parent-style-name="Standard">
      <style:text-properties officeooo:paragraph-rsid="003e68ee"/>
    </style:style>
    <style:style style:name="P97" style:family="paragraph" style:parent-style-name="Standard">
      <style:text-properties officeooo:rsid="00400f9f" officeooo:paragraph-rsid="00400f9f"/>
    </style:style>
    <style:style style:name="P98" style:family="paragraph" style:parent-style-name="Standard">
      <style:text-properties officeooo:rsid="0040c6af" officeooo:paragraph-rsid="0040c6af"/>
    </style:style>
    <style:style style:name="P99" style:family="paragraph" style:parent-style-name="Standard">
      <style:text-properties officeooo:rsid="00448428" officeooo:paragraph-rsid="00448428"/>
    </style:style>
    <style:style style:name="P100" style:family="paragraph" style:parent-style-name="Standard">
      <style:text-properties officeooo:rsid="00448428" officeooo:paragraph-rsid="0045d698"/>
    </style:style>
    <style:style style:name="P101" style:family="paragraph" style:parent-style-name="Standard">
      <style:text-properties officeooo:rsid="00465679" officeooo:paragraph-rsid="00465679"/>
    </style:style>
    <style:style style:name="P102" style:family="paragraph" style:parent-style-name="Standard">
      <style:text-properties officeooo:rsid="00468232" officeooo:paragraph-rsid="00468232"/>
    </style:style>
    <style:style style:name="P103" style:family="paragraph" style:parent-style-name="Standard">
      <style:text-properties officeooo:paragraph-rsid="00468232"/>
    </style:style>
    <style:style style:name="P104" style:family="paragraph" style:parent-style-name="Standard">
      <style:text-properties fo:color="#c9211e" loext:opacity="100%" officeooo:rsid="00468232" officeooo:paragraph-rsid="00468232"/>
    </style:style>
    <style:style style:name="P105" style:family="paragraph" style:parent-style-name="Standard">
      <style:text-properties officeooo:rsid="004742ac" officeooo:paragraph-rsid="004742ac"/>
    </style:style>
    <style:style style:name="P106" style:family="paragraph" style:parent-style-name="Standard">
      <style:text-properties officeooo:rsid="004742ac" officeooo:paragraph-rsid="00481da9"/>
    </style:style>
    <style:style style:name="P107" style:family="paragraph" style:parent-style-name="Standard">
      <style:text-properties officeooo:paragraph-rsid="00481da9"/>
    </style:style>
    <style:style style:name="P108" style:family="paragraph" style:parent-style-name="Standard">
      <style:text-properties officeooo:rsid="00481da9" officeooo:paragraph-rsid="00481da9"/>
    </style:style>
    <style:style style:name="P109" style:family="paragraph" style:parent-style-name="Standard">
      <style:text-properties officeooo:rsid="00491e9d" officeooo:paragraph-rsid="00491e9d"/>
    </style:style>
    <style:style style:name="P110" style:family="paragraph" style:parent-style-name="Standard">
      <style:text-properties officeooo:rsid="0045d698" officeooo:paragraph-rsid="0045d698"/>
    </style:style>
    <style:style style:name="P111" style:family="paragraph" style:parent-style-name="Standard">
      <style:text-properties officeooo:paragraph-rsid="0001c4a9"/>
    </style:style>
    <style:style style:name="P112" style:family="paragraph" style:parent-style-name="Standard">
      <style:text-properties officeooo:rsid="00508b33" officeooo:paragraph-rsid="00508b33"/>
    </style:style>
    <style:style style:name="P113" style:family="paragraph" style:parent-style-name="Standard">
      <style:text-properties officeooo:rsid="0054dd9a" officeooo:paragraph-rsid="0054dd9a"/>
    </style:style>
    <style:style style:name="P114" style:family="paragraph" style:parent-style-name="Standard">
      <style:text-properties officeooo:paragraph-rsid="0045d698"/>
    </style:style>
    <style:style style:name="P115" style:family="paragraph" style:parent-style-name="Standard">
      <style:text-properties officeooo:rsid="0062af33" officeooo:paragraph-rsid="0062af33"/>
    </style:style>
    <style:style style:name="P116" style:family="paragraph" style:parent-style-name="Standard">
      <style:text-properties officeooo:rsid="0066c39a" officeooo:paragraph-rsid="0066c39a"/>
    </style:style>
    <style:style style:name="P117" style:family="paragraph" style:parent-style-name="Standard">
      <style:text-properties officeooo:rsid="0068a7e3" officeooo:paragraph-rsid="0068a7e3"/>
    </style:style>
    <style:style style:name="P118" style:family="paragraph" style:parent-style-name="Standard">
      <style:text-properties officeooo:rsid="00707128" officeooo:paragraph-rsid="00707128"/>
    </style:style>
    <style:style style:name="P119" style:family="paragraph" style:parent-style-name="Standard">
      <style:text-properties officeooo:rsid="0070d320" officeooo:paragraph-rsid="0070d320"/>
    </style:style>
    <style:style style:name="P120" style:family="paragraph" style:parent-style-name="Standard">
      <style:text-properties officeooo:rsid="0070d320" officeooo:paragraph-rsid="0072b67a"/>
    </style:style>
    <style:style style:name="P121" style:family="paragraph" style:parent-style-name="Standard">
      <style:text-properties officeooo:rsid="007657b7" officeooo:paragraph-rsid="007657b7"/>
    </style:style>
    <style:style style:name="P122" style:family="paragraph" style:parent-style-name="Standard">
      <style:text-properties officeooo:rsid="00794a5f" officeooo:paragraph-rsid="00794a5f"/>
    </style:style>
    <style:style style:name="P123" style:family="paragraph" style:parent-style-name="Standard">
      <style:text-properties officeooo:rsid="007aa8ba" officeooo:paragraph-rsid="007aa8ba"/>
    </style:style>
    <style:style style:name="P124" style:family="paragraph" style:parent-style-name="Standard">
      <style:text-properties officeooo:rsid="007c6f03" officeooo:paragraph-rsid="007c6f03"/>
    </style:style>
    <style:style style:name="P125" style:family="paragraph" style:parent-style-name="Standard">
      <style:text-properties fo:font-weight="normal" officeooo:rsid="00491e9d" officeooo:paragraph-rsid="00491e9d" style:font-weight-asian="normal" style:font-weight-complex="normal"/>
    </style:style>
    <style:style style:name="P126" style:family="paragraph" style:parent-style-name="Standard">
      <style:text-properties fo:font-weight="normal" officeooo:rsid="00491e9d" officeooo:paragraph-rsid="0083b244" style:font-weight-asian="normal" style:font-weight-complex="normal"/>
    </style:style>
    <style:style style:name="P127" style:family="paragraph" style:parent-style-name="Standard">
      <style:text-properties officeooo:rsid="00448428" officeooo:paragraph-rsid="0045d698"/>
    </style:style>
    <style:style style:name="T1" style:family="text">
      <style:text-properties officeooo:rsid="00079e2a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83b244"/>
    </style:style>
    <style:style style:name="T4" style:family="text">
      <style:text-properties style:use-window-font-color="true" loext:opacity="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9e2a" style:font-weight-asian="bold" style:font-weight-complex="bold"/>
    </style:style>
    <style:style style:name="T7" style:family="text">
      <style:text-properties fo:font-weight="bold" officeooo:rsid="000b9445" style:font-weight-asian="bold" style:font-weight-complex="bold"/>
    </style:style>
    <style:style style:name="T8" style:family="text">
      <style:text-properties fo:font-weight="bold" officeooo:rsid="0014d7e4" style:font-weight-asian="bold" style:font-weight-complex="bold"/>
    </style:style>
    <style:style style:name="T9" style:family="text">
      <style:text-properties fo:font-weight="bold" officeooo:rsid="001b5da7" style:font-weight-asian="bold" style:font-weight-complex="bold"/>
    </style:style>
    <style:style style:name="T10" style:family="text">
      <style:text-properties fo:font-weight="bold" officeooo:rsid="001c5f3e" style:font-weight-asian="bold" style:font-weight-complex="bold"/>
    </style:style>
    <style:style style:name="T11" style:family="text">
      <style:text-properties fo:font-weight="bold" officeooo:rsid="003fba5d" style:font-weight-asian="bold" style:font-weight-complex="bold"/>
    </style:style>
    <style:style style:name="T12" style:family="text">
      <style:text-properties fo:font-weight="bold" officeooo:rsid="003e68ee" style:font-weight-asian="bold" style:font-weight-complex="bold"/>
    </style:style>
    <style:style style:name="T13" style:family="text">
      <style:text-properties fo:font-weight="bold" officeooo:rsid="0040c6af" style:font-weight-asian="bold" style:font-weight-complex="bold"/>
    </style:style>
    <style:style style:name="T14" style:family="text">
      <style:text-properties officeooo:rsid="000a2c9a"/>
    </style:style>
    <style:style style:name="T15" style:family="text">
      <style:text-properties officeooo:rsid="000b9445"/>
    </style:style>
    <style:style style:name="T16" style:family="text">
      <style:text-properties officeooo:rsid="000d2a58"/>
    </style:style>
    <style:style style:name="T17" style:family="text">
      <style:text-properties officeooo:rsid="000d375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0c6af" style:font-weight-asian="normal" style:font-weight-complex="normal"/>
    </style:style>
    <style:style style:name="T20" style:family="text">
      <style:text-properties fo:font-weight="normal" officeooo:rsid="00400f9f" style:font-weight-asian="normal" style:font-weight-complex="normal"/>
    </style:style>
    <style:style style:name="T21" style:family="text">
      <style:text-properties fo:font-weight="normal" officeooo:rsid="00530daa" style:font-weight-asian="normal" style:font-weight-complex="normal"/>
    </style:style>
    <style:style style:name="T22" style:family="text">
      <style:text-properties fo:font-weight="normal" officeooo:rsid="0054dd9a" style:font-weight-asian="normal" style:font-weight-complex="normal"/>
    </style:style>
    <style:style style:name="T23" style:family="text">
      <style:text-properties officeooo:rsid="0010ce70"/>
    </style:style>
    <style:style style:name="T24" style:family="text">
      <style:text-properties officeooo:rsid="00140cb3"/>
    </style:style>
    <style:style style:name="T25" style:family="text">
      <style:text-properties officeooo:rsid="0014d7e4"/>
    </style:style>
    <style:style style:name="T26" style:family="text">
      <style:text-properties fo:language="ru" fo:country="RU" officeooo:rsid="00168e3d"/>
    </style:style>
    <style:style style:name="T27" style:family="text">
      <style:text-properties fo:language="en" fo:country="US" officeooo:rsid="00168e3d"/>
    </style:style>
    <style:style style:name="T28" style:family="text">
      <style:text-properties fo:language="en" fo:country="US" officeooo:rsid="0063c8a5"/>
    </style:style>
    <style:style style:name="T29" style:family="text">
      <style:text-properties officeooo:rsid="00179169"/>
    </style:style>
    <style:style style:name="T30" style:family="text">
      <style:text-properties officeooo:rsid="00187598"/>
    </style:style>
    <style:style style:name="T31" style:family="text">
      <style:text-properties officeooo:rsid="00195619"/>
    </style:style>
    <style:style style:name="T32" style:family="text">
      <style:text-properties fo:color="#ff4000" loext:opacity="100%"/>
    </style:style>
    <style:style style:name="T33" style:family="text">
      <style:text-properties fo:color="#ff4000" loext:opacity="100%" officeooo:rsid="00195619"/>
    </style:style>
    <style:style style:name="T34" style:family="text">
      <style:text-properties officeooo:rsid="0019e6c3"/>
    </style:style>
    <style:style style:name="T35" style:family="text">
      <style:text-properties officeooo:rsid="001b5da7"/>
    </style:style>
    <style:style style:name="T36" style:family="text">
      <style:text-properties officeooo:rsid="001c5f3e"/>
    </style:style>
    <style:style style:name="T37" style:family="text">
      <style:text-properties officeooo:rsid="001d7f3c"/>
    </style:style>
    <style:style style:name="T38" style:family="text">
      <style:text-properties officeooo:rsid="001f165a"/>
    </style:style>
    <style:style style:name="T39" style:family="text">
      <style:text-properties officeooo:rsid="0023ff56"/>
    </style:style>
    <style:style style:name="T40" style:family="text">
      <style:text-properties officeooo:rsid="00246f5c"/>
    </style:style>
    <style:style style:name="T41" style:family="text">
      <style:text-properties officeooo:rsid="00278d91"/>
    </style:style>
    <style:style style:name="T42" style:family="text">
      <style:text-properties officeooo:rsid="0028b81f"/>
    </style:style>
    <style:style style:name="T43" style:family="text">
      <style:text-properties officeooo:rsid="002a89ea"/>
    </style:style>
    <style:style style:name="T44" style:family="text">
      <style:text-properties officeooo:rsid="002ee8d0"/>
    </style:style>
    <style:style style:name="T45" style:family="text">
      <style:text-properties officeooo:rsid="003459cf"/>
    </style:style>
    <style:style style:name="T46" style:family="text">
      <style:text-properties officeooo:rsid="0036dc67"/>
    </style:style>
    <style:style style:name="T47" style:family="text">
      <style:text-properties officeooo:rsid="003ab7f2"/>
    </style:style>
    <style:style style:name="T48" style:family="text">
      <style:text-properties officeooo:rsid="003e68ee"/>
    </style:style>
    <style:style style:name="T49" style:family="text">
      <style:text-properties officeooo:rsid="003fba5d"/>
    </style:style>
    <style:style style:name="T50" style:family="text">
      <style:text-properties officeooo:rsid="0040c6af"/>
    </style:style>
    <style:style style:name="T51" style:family="text">
      <style:text-properties officeooo:rsid="0041663c"/>
    </style:style>
    <style:style style:name="T52" style:family="text">
      <style:text-properties officeooo:rsid="00419949"/>
    </style:style>
    <style:style style:name="T53" style:family="text">
      <style:text-properties officeooo:rsid="0042d278"/>
    </style:style>
    <style:style style:name="T54" style:family="text">
      <style:text-properties officeooo:rsid="0045d698"/>
    </style:style>
    <style:style style:name="T55" style:family="text">
      <style:text-properties officeooo:rsid="00481da9"/>
    </style:style>
    <style:style style:name="T56" style:family="text">
      <style:text-properties officeooo:rsid="0001c4a9"/>
    </style:style>
    <style:style style:name="T57" style:family="text">
      <style:text-properties officeooo:rsid="00530daa"/>
    </style:style>
    <style:style style:name="T58" style:family="text">
      <style:text-properties officeooo:rsid="00584750"/>
    </style:style>
    <style:style style:name="T59" style:family="text">
      <style:text-properties officeooo:rsid="005a2b35"/>
    </style:style>
    <style:style style:name="T60" style:family="text">
      <style:text-properties officeooo:rsid="005c7540"/>
    </style:style>
    <style:style style:name="T61" style:family="text">
      <style:text-properties officeooo:rsid="005e5d6d"/>
    </style:style>
    <style:style style:name="T62" style:family="text">
      <style:text-properties officeooo:rsid="005ebccb"/>
    </style:style>
    <style:style style:name="T63" style:family="text">
      <style:text-properties officeooo:rsid="0063c8a5"/>
    </style:style>
    <style:style style:name="T64" style:family="text">
      <style:text-properties officeooo:rsid="006493ab"/>
    </style:style>
    <style:style style:name="T65" style:family="text">
      <style:text-properties officeooo:rsid="006b5f8d"/>
    </style:style>
    <style:style style:name="T66" style:family="text">
      <style:text-properties officeooo:rsid="007041b1"/>
    </style:style>
    <style:style style:name="T67" style:family="text">
      <style:text-properties officeooo:rsid="0072b67a"/>
    </style:style>
    <style:style style:name="T68" style:family="text">
      <style:text-properties officeooo:rsid="00745932"/>
    </style:style>
    <style:style style:name="T69" style:family="text">
      <style:text-properties officeooo:rsid="0078aecd"/>
    </style:style>
    <style:style style:name="T70" style:family="text">
      <style:text-properties officeooo:rsid="007c6f03"/>
    </style:style>
    <style:style style:name="T71" style:family="text">
      <style:text-properties officeooo:rsid="008016b2"/>
    </style:style>
    <style:style style:name="T72" style:family="text">
      <style:text-properties officeooo:rsid="0081e199"/>
    </style:style>
    <style:style style:name="T73" style:family="text">
      <style:text-properties officeooo:rsid="0083b244"/>
    </style:style>
    <style:style style:name="T74" style:family="text">
      <style:text-properties officeooo:rsid="00840121"/>
    </style:style>
    <style:style style:name="T75" style:family="text">
      <style:text-properties officeooo:rsid="0084716a"/>
    </style:style>
    <style:style style:name="T76" style:family="text">
      <style:text-properties officeooo:rsid="008517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ocs.jboss.org/hibernate/orm/5.2/userguide/html_single/Hibernate_User_Guide.html#appendices/Configurations.adoc" text:style-name="Internet_20_link" text:visited-style-name="Visited_20_Internet_20_Link">https://docs.jboss.org/hibernate/orm/5.2/userguide/html_single/Hibernate_User_Guide.html#appendices/Configurations.adoc</text:a></text:p>
      <text:p text:style-name="P1"/>
      <text:p text:style-name="P1"><text:a xlink:type="simple" xlink:href="https://hibernate.org/orm/documentation/5.4/" text:style-name="Internet_20_link" text:visited-style-name="Visited_20_Internet_20_Link">https://hibernate.org/orm/documentation/5.4/</text:a></text:p>
      <text:p text:style-name="P1"/>
      <text:p text:style-name="P6">States of persistent object</text:p>
      <text:p text:style-name="P5">transient – new instance, not assosiated with session, not present id DB</text:p>
      <text:p text:style-name="P5">persistent – represented in DB</text:p>
      <text:p text:style-name="P5">detached – after session closing</text:p>
      <text:p text:style-name="P5"/>
      <text:p text:style-name="P6">Session methods</text:p>
      <text:p text:style-name="P5">Transaction beginTransaction() - Begin a unit of work and return the associated Transaction object.</text:p>
      <text:p text:style-name="P5">void cancelQuery() - <text:span text:style-name="T2">Cancel the execution of the current query.</text:span></text:p>
      <text:p text:style-name="P5"><text:span text:style-name="T4">void clear() </text:span><text:span text:style-name="T2">Completely clear the session.</text:span></text:p>
      <text:p text:style-name="P5">Connection close() End the session by releasing the JDBC connection and cleaning up.</text:p>
      <text:p text:style-name="P5"/>
      <text:p text:style-name="P34"><text:span text:style-name="T1">Criteria createCriteria(Class persistentClass </text:span><text:span text:style-name="T6">or</text:span><text:span text:style-name="T1"> String entityName) Create a new Criteria instance, for the given entity class, or a superclass of an entity class.</text:span></text:p>
      <text:p text:style-name="P5"/>
      <text:p text:style-name="P5">Serializable getIdentifier(Object object) Return the identifier value of the given entity as associated </text:p>
      <text:p text:style-name="P5">with this session.</text:p>
      <text:p text:style-name="P5"/>
      <text:p text:style-name="P5">Query createFilter(Object collection, String queryString) Create a new instance of Query for the given collection and filter string.</text:p>
      <text:p text:style-name="P1"/>
      <text:p text:style-name="P1">Query createQuery(String queryString) Create a new instance of Query for the given HQL query string.</text:p>
      <text:p text:style-name="P1">SQLQuery createSQLQuery(String queryString) Create a new instance of SQLQuery for the given SQL query string.</text:p>
      <text:p text:style-name="P1"/>
      <text:p text:style-name="P1">void delete(Object object) Remove a persistent instance from the datastore.</text:p>
      <text:p text:style-name="P1">void delete(String entityName, Object object) Remove a persistent instance from the datastore.</text:p>
      <text:p text:style-name="P1"/>
      <text:p text:style-name="P35">No-arg default constructor should exist in persistent class. public/package visible constructor allows runtime proxy creation → increase efficiency</text:p>
      <text:p text:style-name="P35"/>
      <text:p text:style-name="P1">If startup performance is important, consider explicitly defining the type to use.</text:p>
      <text:p text:style-name="P1"/>
      <text:p text:style-name="P1">Attributes of an entity are considered persistent by default when mapping with annotations</text:p>
      <text:p text:style-name="P1"/>
      <text:p text:style-name="P1"/>
      <text:p text:style-name="P1"/>
      <text:p text:style-name="P111"><text:span text:style-name="T56">Hibernate categorizes types into two groups: Value type </text:span><text:span text:style-name="T7">and</text:span><text:span text:style-name="T15"> Entity type</text:span></text:p>
      <text:p text:style-name="P1">fields or JavaBean properties are termed persistent attributes</text:p>
      <text:p text:style-name="P1"/>
      <text:p text:style-name="P1">JPA defines no separation between logical and physical name</text:p>
      <text:p text:style-name="P1"/>
      <text:p text:style-name="P1">hibernate.implicit_naming_strategy configuration: <text:span text:style-name="T16">default(as jpa), jpa, legacy-jpa, legacy-hbm, component-path. Define strategy referencing (by Class or FQN) a class, that implements ImplicitNamingStrategy </text:span></text:p>
      <text:p text:style-name="P1"><text:soft-page-break/><text:span text:style-name="T17">implement PhysicalNamingStrategy and specify it’s Class or FQN in </text:span>hibernate.physical_naming_strategy</text:p>
      <text:p text:style-name="P1"/>
      <text:p text:style-name="P36">Value types are categorized</text:p>
      <text:p text:style-name="P38">JPA restricts a list of java-types to be marked with @Basic</text:p>
      <text:p text:style-name="P36"><text:span text:style-name="T5">basic type</text:span> – annotated by @Basic(optional – can field be null; fetch - EAGER/LAZY), but it’s implicitely assumed. </text:p>
      <text:p text:style-name="P38">@Type(name = “explicit DBMS type name” <text:span text:style-name="T23">or “FQN of UserType implementation”</text:span>)</text:p>
      <text:p text:style-name="P39">Custom basic types: implement and register<text:span text:style-name="T5">(</text:span><text:span text:style-name="T18">using MetadataBuilder</text:span><text:span text:style-name="T5">)</text:span> <text:s/><text:span text:style-name="T5">BasicType </text:span>or <text:span text:style-name="T5">UserType</text:span></text:p>
      <text:p text:style-name="P40"/>
      <text:p text:style-name="P40">For enums @Enumerated(EnumType.ORDINAL/STRING) over field</text:p>
      <text:p text:style-name="P40">Jpa compatible:</text:p>
      <text:p text:style-name="P40">@Convert( converter = GenderConverter.class ) - over field</text:p>
      <text:p text:style-name="P40">@Converter</text:p>
      <text:p text:style-name="P40">public static class GenderConverter implements AttributeConverter&lt;Gender, Character&gt; {}</text:p>
      <text:p text:style-name="P36"/>
      <text:p text:style-name="P41">@Lob</text:p>
      <text:p text:style-name="P41">private Clob warranty;</text:p>
      <text:p text:style-name="P36"/>
      <text:p text:style-name="P36">product.setWarranty( ClobProxy.generateProxy( “<text:span text:style-name="T24">some long string</text:span>” ) );</text:p>
      <text:p text:style-name="P36">entityManager.persist( product );</text:p>
      <text:p text:style-name="P36"/>
      <text:p text:style-name="P2">java.sql classes define a direct association to the SQL Date/Time data types.</text:p>
      <text:p text:style-name="P3">the java.util properties need to explicitly mark the SQL type correlation with the @Temporal annotation. java.time <text:span text:style-name="T8">are not allowed</text:span><text:span text:style-name="T25"> to be annotated</text:span></text:p>
      <text:p text:style-name="P2">@Temporal(TemporalType.TIMESTAMP)</text:p>
      <text:p text:style-name="P36"/>
      <text:p text:style-name="P42">setting time zones:</text:p>
      <text:p text:style-name="P42">Session session = sessionFactory()</text:p>
      <text:p text:style-name="P42"><text:s text:c="4"/>.withOptions()</text:p>
      <text:p text:style-name="P42"><text:s text:c="4"/>.jdbcTimeZone( TimeZone.getTimeZone( "UTC" ) )</text:p>
      <text:p text:style-name="P42"><text:s text:c="4"/>.openSession();</text:p>
      <text:p text:style-name="P42"/>
      <text:p text:style-name="P43">@Generated(value = GenerationTime.NEVER/INSERT/ALWAYS) – <text:span text:style-name="T41">marks a field to be generated by DB</text:span></text:p>
      <text:p text:style-name="P36">@Generated( value = GenerationTime.ALWAYS )</text:p>
      <text:p text:style-name="P36"><text:tab/>@Column(columnDefinition =</text:p>
      <text:p text:style-name="P36"><text:tab/><text:tab/>"AS CONCAT(" +</text:p>
      <text:p text:style-name="P36"><text:tab/><text:tab/>"<text:tab/>COALESCE(firstName, ''), " +</text:p>
      <text:p text:style-name="P36"><text:tab/><text:tab/>"<text:tab/>COALESCE(' ' + middleName1, ''), " +</text:p>
      <text:p text:style-name="P36"><text:tab/><text:tab/>"<text:tab/>COALESCE(' ' + middleName2, ''), " +</text:p>
      <text:p text:style-name="P36"><text:tab/><text:tab/>"<text:tab/>COALESCE(' ' + middleName3, ''), " +</text:p>
      <text:p text:style-name="P36"><text:tab/><text:tab/>"<text:tab/>COALESCE(' ' + middleName4, ''), " +</text:p>
      <text:p text:style-name="P36"><text:tab/><text:tab/>"<text:tab/>COALESCE(' ' + middleName5, ''), " +</text:p>
      <text:p text:style-name="P36"><text:tab/><text:tab/>"<text:tab/>COALESCE(' ' + lastName, '') " +</text:p>
      <text:p text:style-name="P36"><text:tab/><text:tab/>")")</text:p>
      <text:p text:style-name="P36"><text:tab/>private String fullName;</text:p>
      <text:p text:style-name="P36"/>
      <text:p text:style-name="P36"/>
      <text:p text:style-name="P36"><text:soft-page-break/></text:p>
      <text:p text:style-name="P36">@GeneratorType( type = LoggedUserGenerator.class, when = GenerationTime.INSERT)</text:p>
      <text:p text:style-name="P37">LoggedUserGenerator <text:s/>implements ValueGenerator&lt;String&gt;</text:p>
      <text:p text:style-name="P37"/>
      <text:p text:style-name="P36">@CreationTimestamp annotation instructs Hibernate to set the annotated entity attribute with the current timestamp value of the JVM when the entity is being persisted<text:span text:style-name="T26">. </text:span><text:span text:style-name="T27">Field types: java.util and java.sql</text:span></text:p>
      <text:p text:style-name="P81">@UpdateTimestamp</text:p>
      <text:p text:style-name="P7"/>
      <text:p text:style-name="P44">@ColumnTransformer(</text:p>
      <text:p text:style-name="P44"><text:tab/><text:tab/>read = "decrypt( 'AES', '00', pswd <text:s/>)",</text:p>
      <text:p text:style-name="P44"><text:tab/><text:tab/>write = "encrypt('AES', '00', ?)"</text:p>
      <text:p text:style-name="P44"><text:tab/>)</text:p>
      <text:p text:style-name="P44"/>
      <text:p text:style-name="P45">@Formula(value = "credit * rate") – <text:span text:style-name="T29">db will mult. Columns</text:span></text:p>
      <text:p text:style-name="P45">private Double interest;</text:p>
      <text:p text:style-name="P45"/>
      <text:p text:style-name="P45">@PostLoad – <text:span text:style-name="T63">mark a callback</text:span></text:p>
      <text:p text:style-name="P45">void onLoad() {<text:span text:style-name="T28">}</text:span></text:p>
      <text:p text:style-name="P82"/>
      <text:p text:style-name="P45">@Target( GPS.class ) - <text:span text:style-name="T34">over field, which is interface; to spec class that implements interface</text:span></text:p>
      <text:p text:style-name="P44"/>
      <text:p text:style-name="P7">embedable types - a composition of values</text:p>
      <text:p text:style-name="P1">@Embeddabl<text:span text:style-name="T30">e – also in jpa, annotates class</text:span></text:p>
      <text:p text:style-name="P1">@Embedded – <text:span text:style-name="T30">in jpa, annotate reference to Embeddable</text:span></text:p>
      <text:p text:style-name="P1">inheriting the attribute access from its parent</text:p>
      <text:p text:style-name="P1">When the same embeddable type is included multiple times in the same parent entity type, the JPA specification demands to set the associated column names explicitly.</text:p>
      <text:p text:style-name="P1">JPA defines the @<text:span text:style-name="T32">AttributeOverride</text:span> <text:span text:style-name="T31">and @</text:span><text:span text:style-name="T33">AssociationOverride</text:span></text:p>
      <text:p text:style-name="P1"/>
      <text:p text:style-name="P74">@Parent – <text:span text:style-name="T34">refernce to parent entity</text:span></text:p>
      <text:p text:style-name="P74"><text:span text:style-name="T34">p</text:span>rivate City city;</text:p>
      <text:p text:style-name="P74"/>
      <text:p text:style-name="P8">Entity type</text:p>
      <text:p text:style-name="P77"><text:span text:style-name="T9">J</text:span><text:span text:style-name="T5">PA requirements</text:span></text:p>
      <text:p text:style-name="P75">1) with public or proteced no-arg constructor. <text:span text:style-name="T10">Hibernate</text:span><text:span text:style-name="T36"> – also package</text:span></text:p>
      <text:p text:style-name="P76"><text:span text:style-name="T35">2) top-level class; </text:span><text:span text:style-name="T9">Hibernate</text:span><text:span text:style-name="T35"> – may be not top; NOT interface nor enum; MAY be abstract class</text:span></text:p>
      <text:p text:style-name="P78"><text:span text:style-name="T35">3) not final, no final methods, not final persistence fields; <text:s/></text:span><text:span text:style-name="T9">Hibernate</text:span><text:span text:style-name="T35"> – may be final class, may have final getters and setters</text:span></text:p>
      <text:p text:style-name="P75">4) if will be used in detached state → should implement Serializable</text:p>
      <text:p text:style-name="P75">5) <text:span text:style-name="T36">only methods of class may acces fields dirrectly</text:span></text:p>
      <text:p text:style-name="P75"/>
      <text:p text:style-name="P1">@Persister( impl = EntityPersister.class ) - <text:span text:style-name="T37">persister should implement EntityPersister or CollectionPersister.</text:span></text:p>
      <text:p text:style-name="P1"/>
      <text:p text:style-name="P1">@Transient – <text:span text:style-name="T38">field will not be persisted</text:span></text:p>
      <text:p text:style-name="P1"/>
      <text:p text:style-name="P79">Access strategy – property-based(getters/setters), field-based(access field of a class)</text:p>
      <text:p text:style-name="P79">@Access( AccessType.FIELD/PROPERTY) – to define/override access strategy</text:p>
      <text:p text:style-name="P79"><text:soft-page-break/></text:p>
      <text:p text:style-name="P80"><text:span text:style-name="T39">In JPA </text:span>Id’s may have types:</text:p>
      <text:p text:style-name="P80">any primitive/any primitive wrapper/java.util.Date/java.sql.Date/BigInteger/BigDecimal</text:p>
      <text:p text:style-name="P80"/>
      <text:p text:style-name="P83">Composit Id</text:p>
      <text:p text:style-name="P83">In JPA is a class annotated @EmbeddedId or @IdClass<text:span text:style-name="T40">(IdClass.class) </text:span></text:p>
      <text:p text:style-name="P83">Class should:</text:p>
      <text:p text:style-name="P83">1) be public</text:p>
      <text:p text:style-name="P83">2) have public no-arg constructor</text:p>
      <text:p text:style-name="P83">3) be serializable</text:p>
      <text:p text:style-name="P83">4) must define equals() and hashCode()</text:p>
      <text:p text:style-name="P84">With <text:span text:style-name="T39">@IdClass:</text:span></text:p>
      <text:p text:style-name="P84">Annotate entity with @IdClass(IdClass.class)</text:p>
      <text:p text:style-name="P84">Annotate several fields of entity with @Id -&gt; IdClass should have same this fields too</text:p>
      <text:p text:style-name="P85">IdClass should also be @Entity</text:p>
      <text:p text:style-name="P83"/>
      <text:p text:style-name="P83">In Hibernate comp Id may be defined by multiple @Id</text:p>
      <text:p text:style-name="P86">Hibernate allows assosiations in composit Id</text:p>
      <text:p text:style-name="P83"/>
      <text:p text:style-name="P83">@GeneratedValue(strategy = GenerationType.<text:span text:style-name="T42">AUTO/IDENTITY/SEQUENCE/TABLE)</text:span></text:p>
      <text:p text:style-name="P87">TABLE – there is a table with named sequences</text:p>
      <text:p text:style-name="P87">@SequenceGenerator(..) - setups sequence if SEQUENCE was choosen</text:p>
      <text:p text:style-name="P1">@GenericGenerator<text:span text:style-name="T43">(..) - to specify some custome generator</text:span></text:p>
      <text:p text:style-name="P1"/>
      <text:p text:style-name="P1">@PrimaryKeyJoinColumn(name = "account_id") – <text:span text:style-name="T51">to add primary key column</text:span></text:p>
      <text:p text:style-name="P1"/>
      <text:p text:style-name="P1">@NaturalId</text:p>
      <text:p text:style-name="P1"/>
      <text:p text:style-name="P9">Assosiations</text:p>
      <text:p text:style-name="P9">@ManyToOne</text:p>
      <text:p text:style-name="P47">cascade : CascadeType[] - what operations should be cascaded: </text:p>
      <text:p text:style-name="P47"><text:span text:style-name="T59">In JPA: </text:span>ALL/DETACH/MERGE/REMOVE/REFRESH/PERSIST</text:p>
      <text:p text:style-name="P65">Aditionally in Hibernate: SAVE_UPDATE(on saveOrUpdate method)/REPLICATE/LOCK</text:p>
      <text:p text:style-name="P46">fetch : FetchType – EAGER/LAZY</text:p>
      <text:p text:style-name="P46">optional : boolean – non-null assosiation should always exist</text:p>
      <text:p text:style-name="P46">targetEntity : Class – what target entity(if field is interface)</text:p>
      <text:p text:style-name="P48">Column with foreighn key is needed. It may be specified with</text:p>
      <text:p text:style-name="P48">@JoinColumn(name = "person_id", foreignKey = @ForeignKey(name = "PERSON_ID_FK")</text:p>
      <text:p text:style-name="P48"/>
      <text:p text:style-name="P10">@OneToMany</text:p>
      <text:p text:style-name="P48">If referenced class has @ManyToOne – assosiation is bidirectional</text:p>
      <text:p text:style-name="P49">orphalRemoval : boolean – if element is removed from parent’s collection → that element will be romoved from DB</text:p>
      <text:p text:style-name="P49">cascade : …</text:p>
      <text:p text:style-name="P49">fetch : …</text:p>
      <text:p text:style-name="P49">targetEntity : …</text:p>
      <text:p text:style-name="P49">mappedBy : String – in case bidir assosiation there is only 1 <text:span text:style-name="T44">foreighn key for this assosiation in</text:span> “child” entity. mappedBy is a column <text:span text:style-name="T44">name in “child” table with foreighn key</text:span></text:p>
      <text:p text:style-name="P49"/>
      <text:p text:style-name="P14"><text:soft-page-break/>@OneToOne</text:p>
      <text:p text:style-name="P18">@LazyToOne</text:p>
      <text:p text:style-name="P50"/>
      <text:p text:style-name="P50"/>
      <text:p text:style-name="P53">@<text:span text:style-name="T5">ManyToMany</text:span></text:p>
      <text:p text:style-name="P51">mappedBy : string – <text:span text:style-name="T45">ManyToMany also requires owner</text:span></text:p>
      <text:p text:style-name="P51"/>
      <text:p text:style-name="P52">@NotFound – defines action is referenced entity does not exist</text:p>
      <text:p text:style-name="P52">action : NotFoundAction - EXCEPTION/IGNORE(assign null)</text:p>
      <text:p text:style-name="P1"/>
      <text:p text:style-name="P11">Collections</text:p>
      <text:p text:style-name="P54">@CollectionTable(name = "phone_register") – <text:span text:style-name="T47">collections are saved in separate table; this defines explicit table name</text:span></text:p>
      <text:p text:style-name="P11"/>
      <text:p text:style-name="P88">Class fields should be interfaces, hibernate will assign own implementation.</text:p>
      <text:p text:style-name="P88">In JPA: annotate field with @ElementCollection</text:p>
      <text:p text:style-name="P88"/>
      <text:p text:style-name="P94">If collection is not marked with @ElementCollection or @OneToMany or @ManyToMany</text:p>
      <text:p text:style-name="P94">@Type() should be specified to store all collection in a single cell.</text:p>
      <text:p text:style-name="P88"/>
      <text:p text:style-name="P88">@OrderColumn(name = "order_id") – <text:span text:style-name="T46">column to specify order. Over collection</text:span></text:p>
      <text:p text:style-name="P89">@OrderBy – another way to order elements</text:p>
      <text:p text:style-name="P89">value : String – string, which specifies order; format:</text:p>
      <text:p text:style-name="P89"><text:tab/>orderby_list::= orderby_item [,orderby_item]*</text:p>
      <text:p text:style-name="P89"><text:tab/>orderby_item::= [property_or_field_name] [ASC | DESC]</text:p>
      <text:p text:style-name="P115">If collection of basic types – leave empty, will be ordered by natural order</text:p>
      <text:p text:style-name="P115">If collection of some class – place &lt;field name&gt; or &lt;field name&gt;.&lt;field name&gt;</text:p>
      <text:p text:style-name="P89"/>
      <text:p text:style-name="P89">@Where( clause = "account_type = 'DEBIT'") – to keep elements, that satisfysome criteria </text:p>
      <text:p text:style-name="P90"/>
      <text:p text:style-name="P12">Sorted collection</text:p>
      <text:p text:style-name="P90">field has type SortedSet</text:p>
      <text:p text:style-name="P90">@SortNatural – elements are sorted by natural order, defined by own compareTo()</text:p>
      <text:p text:style-name="P90">@SortComparator(&lt;Name of comparator class&gt;.class) – comparator for sorting</text:p>
      <text:p text:style-name="P90"/>
      <text:p text:style-name="P13">Maps</text:p>
      <text:p text:style-name="P91">Key in map will be in stored in some column, will be included as primary key</text:p>
      <text:p text:style-name="P91">@Column() - defines name for value in map</text:p>
      <text:p text:style-name="P92">@MapKeyColumn() - defines name for key in map</text:p>
      <text:p text:style-name="P92">@MapKeyClass(.class) – defines concrete class if key is interface class</text:p>
      <text:p text:style-name="P92">@MapKeyTemporal(TemporalType.TIMESTAMP) – if map key is some Date</text:p>
      <text:p text:style-name="P93">@MapKeyEnumerated – if map key is enum</text:p>
      <text:p text:style-name="P93"/>
      <text:p text:style-name="P15">Arrays</text:p>
      <text:p text:style-name="P93">Lazy loading is not possible. Not all databases have SQL ARRAY type, so arrays are stored as lists. By default elements have type BINARY</text:p>
      <text:p text:style-name="P93"/>
      <text:p text:style-name="P16">Inheritance</text:p>
      <text:p text:style-name="P56"><text:soft-page-break/>@MappedSuperclass – <text:span text:style-name="T48">annotate superclass; <text:s/>every subclass will have separate table with own and inherited fields. P</text:span><text:span text:style-name="T11">olymorphic queries are not possible,</text:span><text:span text:style-name="T49"> because DB has no info about inheritance.</text:span></text:p>
      <text:p text:style-name="P55"/>
      <text:p text:style-name="P95">@Inheritance() - <text:span text:style-name="T49">over superclass </text:span></text:p>
      <text:p text:style-name="P95">strategy : InheritanceType</text:p>
      <text:p text:style-name="P96"><text:span text:style-name="T12">Single Table</text:span><text:span text:style-name="T48"> – all subclasses will be mapped to one table.</text:span></text:p>
      <text:p text:style-name="P97">@DiscriminatorColumn - discriminator column shows class, which is mapped on row. Possible types:</text:p>
      <text:p text:style-name="P97">String, char, byte, short, int, boolean. <text:span text:style-name="T50">Default column “DTYPE” of String. </text:span><text:span text:style-name="T13">Should be present in superclass. </text:span></text:p>
      <text:p text:style-name="P98"><text:span text:style-name="T19">@</text:span><text:span text:style-name="T18">DiscriminatorFormula – same as @</text:span><text:span text:style-name="T20">DiscriminatorColumn, </text:span><text:span text:style-name="T18">but it is virtual column</text:span></text:p>
      <text:p text:style-name="P97">@DiscriminatorFormula(</text:p>
      <text:p text:style-name="P97"><text:tab/>"case when debitKey is not null " +</text:p>
      <text:p text:style-name="P97"><text:tab/>"then 'Debit' " +</text:p>
      <text:p text:style-name="P97"><text:tab/>"else ( " +</text:p>
      <text:p text:style-name="P97"><text:tab/>" <text:s text:c="2"/>case when creditKey is not null " +</text:p>
      <text:p text:style-name="P97"><text:tab/>" <text:s text:c="2"/>then 'Credit' " +</text:p>
      <text:p text:style-name="P97"><text:tab/>" <text:s text:c="2"/>else 'Unknown' " +</text:p>
      <text:p text:style-name="P97"><text:tab/>" <text:s text:c="2"/>end ) " +</text:p>
      <text:p text:style-name="P97"><text:tab/>"end "<text:span text:style-name="T50">)</text:span></text:p>
      <text:p text:style-name="P97">@DiscriminatorValue<text:span text:style-name="T50">() - over class, defines value in discriminator column.</text:span></text:p>
      <text:p text:style-name="P98">Place @DiscriminatorValue(“null”) over superclass → column will contain null</text:p>
      <text:p text:style-name="P98">Place @DiscriminatorValue(“some value”) over subclass → column will contain “some value”.</text:p>
      <text:p text:style-name="P97"/>
      <text:p text:style-name="P95">Join Table – subclass has table with only own fields. Resulting object is a JOIN of subclass and super class tables</text:p>
      <text:p text:style-name="P95"/>
      <text:p text:style-name="P95">@Polymorphism(type = PolymorphismType.EXPLICIT) – <text:span text:style-name="T52">over class which implements interface. Now it is possible to request objects of this class.</text:span></text:p>
      <text:p text:style-name="P95"/>
      <text:p text:style-name="P95"><text:span text:style-name="T64">Non-polimorphic request - </text:span>from Out c where TYPE(c)=Out</text:p>
      <text:p text:style-name="P1"/>
      <text:p text:style-name="P1">@Immutable – <text:span text:style-name="T53">over entity or collection which is immutable. Allows optimizations.</text:span></text:p>
      <text:p text:style-name="P1"/>
      <text:p text:style-name="P17">Bootstrap</text:p>
      <text:p text:style-name="P99">1) Service Registry – holds all services needed for Hibernate to operate: class loader, integrator, strategy selector. Obtained from StandardServiceRegistryBuilder(simply instantiate it).</text:p>
      <text:p text:style-name="P99">2) MetaDataSources – contain not build info about object mapping. <text:s/>Create passing ServiceRegistry. Methods:</text:p>
      <text:p text:style-name="P99">.addAnnotatedClass( MyEntity.class )</text:p>
      <text:p text:style-name="P99">.addPackage( "hibernate.example" ) - <text:span text:style-name="T76">does NOT include annotated classes, just reads package-info</text:span></text:p>
      <text:p text:style-name="P100">.addResource<text:span text:style-name="T54">(“file with mappings”) -</text:span></text:p>
      <text:p text:style-name="P110">and others</text:p>
      <text:p text:style-name="P101">3) MetadataBuilder – builds collected metadate. Get from meta-data sources using .getMetadataBuilder()</text:p>
      <text:p text:style-name="P101">Methods:</text:p>
      <text:p text:style-name="P101">.applyAttributeConverter()</text:p>
      <text:p text:style-name="P101">4) Metadata – get from builder using .build()</text:p>
      <text:p text:style-name="P101">5) SessionFactoryBuilder – get from metatada using .getSessionFactoryBuilder()</text:p>
      <text:p text:style-name="P102">Methods:</text:p>
      <text:p text:style-name="P102"><text:soft-page-break/>.applyInterceptor(..)</text:p>
      <text:p text:style-name="P102">.addSessionFactoryObservers(..)</text:p>
      <text:p text:style-name="P102">6) SessionFactory – get from SessionFactoryBuilder using .build() or from Metadata using .buildSessionFactory();</text:p>
      <text:p text:style-name="P103"/>
      <text:p text:style-name="P104">JPA Bootstrap</text:p>
      <text:p text:style-name="P105">JPA approaches:</text:p>
      <text:p text:style-name="P105">EE approach - when container creates EntityManagerFactory and injects it</text:p>
      <text:p text:style-name="P105">SE approach – for the rest cases</text:p>
      <text:p text:style-name="P105"/>
      <text:p text:style-name="P105">EE approach:</text:p>
      <text:p text:style-name="P106">1) create META-INF/persistence.xml with “persistent units”</text:p>
      <text:p text:style-name="P108">2) inject EntityManagerFactory using</text:p>
      <text:p text:style-name="P106">@PersistenceUnit(unitName = "name of persistent unit")</text:p>
      <text:p text:style-name="P106">private EntityManagerFactory emf;</text:p>
      <text:p text:style-name="P106"/>
      <text:p text:style-name="P108">3) possible to inject EntityManager</text:p>
      <text:p text:style-name="P107">@PersistenceContext<text:span text:style-name="T55">(unitName = "name of context")</text:span></text:p>
      <text:p text:style-name="P107">private EntityManager em;</text:p>
      <text:p text:style-name="P106"/>
      <text:p text:style-name="P108">SE approache:</text:p>
      <text:p text:style-name="P108">1) EntityManagerFactory emf = Persistence.createEntityManagerFactory(“name of persistent unit”);</text:p>
      <text:p text:style-name="P108"/>
      <text:p text:style-name="P108">Object mapping should be in classpath</text:p>
      <text:p text:style-name="P108"/>
      <text:p text:style-name="P28">Properties</text:p>
      <text:p text:style-name="P64">hibernate.connection.<text:span text:style-name="T71">driver</text:span>_class</text:p>
      <text:p text:style-name="P64">hibernate.connection.url</text:p>
      <text:p text:style-name="P64">hibernate.connection.username</text:p>
      <text:p text:style-name="P64">hibernate.connection.password</text:p>
      <text:p text:style-name="P64">hibernate.show_sql = true/<text:span text:style-name="T71">false – log SQL queries</text:span></text:p>
      <text:p text:style-name="P64"/>
      <text:p text:style-name="P126">hibernate.hbm2ddl.<text:span text:style-name="T74">auto</text:span> <text:span text:style-name="T73">= create/validate/update/… - to </text:span><text:span text:style-name="T75">drop and then </text:span><text:span text:style-name="T73">create/validate/... schema</text:span></text:p>
      <text:p text:style-name="P64">hibernate.connection.isolation <text:span text:style-name="T66">= 1/2/4/8 for (READ UNCOMMITED - SERIALIZABLE)</text:span></text:p>
      <text:p text:style-name="P109">hibernate.connection.datasource</text:p>
      <text:p text:style-name="P110">hibernate.enhancer.enableDirtyTracking</text:p>
      <text:p text:style-name="P100">hibernate.enhancer.enableLazyInitialization – even basic types may be lazy loaded</text:p>
      <text:p text:style-name="P100">hibernate.allow_refresh_detached_entity – <text:span text:style-name="T58">by default true</text:span></text:p>
      <text:p text:style-name="P100">hibernate.flushMode – <text:span text:style-name="T61">flushMode</text:span></text:p>
      <text:p text:style-name="P100"/>
      <text:p text:style-name="P100">hibernate.cache.provider_class – <text:span text:style-name="T72">cache provider</text:span></text:p>
      <text:p text:style-name="P114"/>
      <text:p text:style-name="P19">Persistence context</text:p>
      <text:p text:style-name="P20">Save</text:p>
      <text:p text:style-name="P112">JPA: entityManager.persist(obj)</text:p>
      <text:p text:style-name="P112">Hib: session.save()</text:p>
      <text:p text:style-name="P112"/>
      <text:p text:style-name="P21">Delete</text:p>
      <text:p text:style-name="P57">JPA: entityManager.remove(obj) – obj should be in persistent state</text:p>
      <text:p text:style-name="P57"><text:soft-page-break/>Hib: session.delete(obj) – obj may be in detached state</text:p>
      <text:p text:style-name="P57"/>
      <text:p text:style-name="P21">Getting reference –<text:span text:style-name="T18"> get reference to object without loading it’s fields</text:span></text:p>
      <text:p text:style-name="P57">JPA: entityManager.getReference(&lt;&gt;.class, Id)</text:p>
      <text:p text:style-name="P57">Hib: session.load(&lt;&gt;.class, Id)</text:p>
      <text:p text:style-name="P57"/>
      <text:p text:style-name="P22">Getting object</text:p>
      <text:p text:style-name="P66">JPA: entityManager.find(&lt;&gt;.class, Id)</text:p>
      <text:p text:style-name="P66">Hib: session.get(&lt;&gt;.class, Id)</text:p>
      <text:p text:style-name="P66"/>
      <text:p text:style-name="P67">Getting multiple objects</text:p>
      <text:p text:style-name="P67">By id</text:p>
      <text:p text:style-name="P67">getting MultiIdentifierLoadAccess : session.byMultipleIds(&lt;&gt;.class)</text:p>
      <text:p text:style-name="P67">MultiIdentifierLoadAccess allows</text:p>
      <text:p text:style-name="P67">enableOrderedReturn(true/false) – if – true → objects will be retured in same order as their id’s will be specified(corresponding null too); if false → null is not retured for not found object.</text:p>
      <text:p text:style-name="P67">enableSessionCheck(true/false) – check 1-st level cache if anything is available there</text:p>
      <text:p text:style-name="P67">with(LockOptions/CacheOptions/RootGraph(in JPA EntityGraph))</text:p>
      <text:p text:style-name="P113"><text:span text:style-name="T18">getting objects: <text:s/>multiLoad(1, 3, 5) on </text:span><text:span text:style-name="T21">MultiIdentifierLoadAccess</text:span></text:p>
      <text:p text:style-name="P68"/>
      <text:p text:style-name="P29">Getting object by natural id</text:p>
      <text:p text:style-name="P113"><text:span text:style-name="T22">s</text:span><text:span text:style-name="T18">ession.byNaturalId(&lt;&gt;.class).using(“name of column”, &lt;value of column&gt;)</text:span></text:p>
      <text:p text:style-name="P69"/>
      <text:p text:style-name="P24">Updating object in DB</text:p>
      <text:p text:style-name="P70">method call not needed; DB will be updated on session.flush();</text:p>
      <text:p text:style-name="P71">All columns will be updated, if this is a problem place @DynamicUpdate over Entity.</text:p>
      <text:p text:style-name="P71"/>
      <text:p text:style-name="P23"><text:span text:style-name="T57">R</text:span>efresh object – re-get data from DB</text:p>
      <text:p text:style-name="P71">Be carefull when cascading to Transient entity</text:p>
      <text:p text:style-name="P71">JPA: entityManager.refresh(obj) – obj should be in persistent state</text:p>
      <text:p text:style-name="P71">Hib: session.refresh(obj) – obj may be in detached state</text:p>
      <text:p text:style-name="P57"/>
      <text:p text:style-name="P25">Making object in persised state from detached</text:p>
      <text:p text:style-name="P58">No analogue in JPA</text:p>
      <text:p text:style-name="P58">session.lock(obj, LockMode.NONE)</text:p>
      <text:p text:style-name="P58">or</text:p>
      <text:p text:style-name="P58">session.updateOrSave()</text:p>
      <text:p text:style-name="P57"/>
      <text:p text:style-name="P58"><text:span text:style-name="T5">Merging</text:span> – copy data from detached obj to managed object</text:p>
      <text:p text:style-name="P59">obj = session.merge(obj)</text:p>
      <text:p text:style-name="P57"/>
      <text:p text:style-name="P26">Checking persistant state</text:p>
      <text:p text:style-name="P60">JPA: entityManager.contains(obj)</text:p>
      <text:p text:style-name="P60">Hib: session.contains(obj)</text:p>
      <text:p text:style-name="P60"/>
      <text:p text:style-name="P26">Detaching entity</text:p>
      <text:p text:style-name="P60">JPA: entityManager.detach(obj)</text:p>
      <text:p text:style-name="P60">Hib: session.evict()</text:p>
      <text:p text:style-name="P60"/>
      <text:p text:style-name="P27"><text:soft-page-break/>Flush mode</text:p>
      <text:p text:style-name="P72">Define in properties, or override for session.setHibernateFlushMode(FlushMode.ALWAYS);</text:p>
      <text:p text:style-name="P61">JPA:</text:p>
      <text:p text:style-name="P61">AUTO – flush prior to commit; JPQL/HQL <text:span text:style-name="T60">request, that overlaps with prev. actions; SQL request that has no registered synchronization.</text:span></text:p>
      <text:p text:style-name="P62">COMMIT – flush before commit;</text:p>
      <text:p text:style-name="P62">Additionally in Hibernate:</text:p>
      <text:p text:style-name="P63">ALLWAYS – <text:span text:style-name="T62">like AUTO but before any query</text:span></text:p>
      <text:p text:style-name="P63">MANUAL</text:p>
      <text:p text:style-name="P62"/>
      <text:p text:style-name="P31">Locking</text:p>
      <text:p text:style-name="P62"/>
      <text:p text:style-name="P30">Optimistic Lock</text:p>
      <text:p text:style-name="P73">@OptimisticLocking – <text:span text:style-name="T65">over class, </text:span>define strategy of optimistick locking:</text:p>
      <text:p text:style-name="P73">OptimistickLockType:</text:p>
      <text:p text:style-name="P73">NONE – optimistic lock disabled</text:p>
      <text:p text:style-name="P73">ALL – take into consideration all fields</text:p>
      <text:p text:style-name="P73">DIRTY – take only dirty fields, @DinamicUpdate should be over class</text:p>
      <text:p text:style-name="P73">VERSION – versioned</text:p>
      <text:p text:style-name="P73"/>
      <text:p text:style-name="P117"><text:span text:style-name="T65">@</text:span>Version – over field for version. <text:span text:style-name="T65">May be timestamp in this case define @Source()</text:span></text:p>
      <text:p text:style-name="P116"/>
      <text:p text:style-name="P116">@OptimisticLock(excluded = true) <text:s/>- now change of field will not bump up version</text:p>
      <text:p text:style-name="P116">int someField;</text:p>
      <text:p text:style-name="P1"/>
      <text:p text:style-name="P32">Pessimistic Lock</text:p>
      <text:p text:style-name="P118">Define one of values from LockMode(Hib) / LockModeType(JPA)</text:p>
      <text:p text:style-name="P118">List: <text:a xlink:type="simple" xlink:href="https://docs.jboss.org/hibernate/orm/5.4/userguide/html_single/Hibernate_User_Guide.html#locking-LockMode" text:style-name="Internet_20_link" text:visited-style-name="Visited_20_Internet_20_Link">https://docs.jboss.org/hibernate/orm/5.4/userguide/html_single/Hibernate_User_Guide.html#locking-LockMode</text:a></text:p>
      <text:p text:style-name="P118"/>
      <text:p text:style-name="P119">In JPA, to define timeouts use map with properties: "javax.persistence.lock.timeout" or “javax.persistence.lock.scope” - Collections.singletonMap( "javax.persistence.lock.timeout", 200 )</text:p>
      <text:p text:style-name="P119"/>
      <text:p text:style-name="P120">Hibernate Session has method <text:span text:style-name="T67">chain</text:span> buildLockRequest().setLockMode(LockMode).setTimeOut(LockOptions).<text:span text:style-name="T68">lock()</text:span></text:p>
      <text:p text:style-name="P121">cre<text:span text:style-name="T69">a</text:span>teQuery().setLockMode().setLockOptions() </text:p>
      <text:p text:style-name="P1"/>
      <text:p text:style-name="P1"/>
      <text:p text:style-name="P33">Second level cache</text:p>
      <text:p text:style-name="P123">Optional JPA’s @Cacheable over entity</text:p>
      <text:p text:style-name="P123">Setting in Hib’s @Cache</text:p>
      <text:p text:style-name="P123">usage: CacheConcurrencyStrategy</text:p>
      <text:p text:style-name="P123"><text:tab/>READ_ONLY – obj. may be only read; otherwise throw exception</text:p>
      <text:p text:style-name="P123"><text:tab/>NONSTRICT_READ_WRITE – update cache after transaction commit → there is short time, <text:tab/><text:tab/><text:tab/>when stale(non-fresh) data may be obtained</text:p>
      <text:p text:style-name="P123"><text:tab/>READ_WRITE – soft lock is set to entity, which is updating; all reads from other sessions will <text:tab/><text:tab/><text:tab/>request db</text:p>
      <text:p text:style-name="P123"><text:tab/>TRANSACTIONAL – <text:span text:style-name="T70">db and cache are changed in sigle distributed transaction</text:span></text:p>
      <text:p text:style-name="P124"><text:soft-page-break/></text:p>
      <text:p text:style-name="P124">Collections are not cached by default → enable caching in the same way</text:p>
      <text:p text:style-name="P1"/>
      <text:p text:style-name="P1"/>
      <text:p text:style-name="P1">sessionFactory = Persistence.createEntityManagerFactory( "org.hibernate.tutorial.jpa" );</text:p>
      <text:p text:style-name="P1">EntityManager entityManager = sessionFactory.createEntityManager();</text:p>
      <text:p text:style-name="P1"/>
      <text:p text:style-name="P1">AuditReader reader = AuditReaderFactory.get( entityManager );</text:p>
      <text:p text:style-name="P1">Event firstRevision = reader.find( Event.class, 2L, 1 );</text:p>
      <text:p text:style-name="P1">Event secondRevision = reader.find( Event.class, 2L, 2 );</text:p>
      <text:p text:style-name="P1"/>
      <text:p text:style-name="P1">ConnectionProvider</text:p>
      <text:p text:style-name="P1">SessionFactory<text:span text:style-name="T14">(EntityManagerFactory)</text:span> – has optional second level cache</text:p>
      <text:p text:style-name="P1">Session <text:span text:style-name="T14">(EntityManager)</text:span>– has mandatory 1-st level cache</text:p>
      <text:p text:style-name="P1">TransactionFactory</text:p>
      <text:p text:style-name="P1">Transaction<text:span text:style-name="T14">(EntityTransaction)</text:span></text:p>
      <text:p text:style-name="P1"/>
      <text:p text:style-name="P4">own generator – implement IdentifierGenerator </text:p>
      <text:p text:style-name="P4"/>
      <text:p text:style-name="P122">Criteria</text:p>
      <text:p text:style-name="P122">cb.count(root)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5.2$Windows_X86_64 LibreOffice_project/499f9727c189e6ef3471021d6132d4c694f357e5</meta:generator>
    <dc:date>2022-10-26T18:13:44.918000000</dc:date>
    <meta:editing-duration>P1DT11H19M30S</meta:editing-duration>
    <meta:editing-cycles>85</meta:editing-cycles>
    <meta:document-statistic meta:table-count="0" meta:image-count="0" meta:object-count="0" meta:page-count="10" meta:paragraph-count="324" meta:word-count="2169" meta:character-count="17048" meta:non-whitespace-character-count="15038"/>
  </office:meta>
</office:document-meta>
</file>